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36.85pt" fo:break-before="auto" style:use-optimal-row-height="true"/>
    </style:style>
    <style:style style:name="ro8" style:family="table-row">
      <style:table-row-properties style:row-height="39.94pt" fo:break-before="auto" style:use-optimal-row-height="true"/>
    </style:style>
    <style:style style:name="ro9" style:family="table-row">
      <style:table-row-properties style:row-height="48.7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3" table:default-cell-style-name="ce6"/>
        <table:table-column table:style-name="co4" table:default-cell-style-name="ce6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6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7" office:value-type="string" calcext:value-type="string">
            <text:p>Text definition</text:p>
          </table:table-cell>
          <table:table-cell table:style-name="ce7" office:value-type="string" calcext:value-type="string">
            <text:p>Equivalent to</text:p>
          </table:table-cell>
          <table:table-cell table:style-name="ce7" office:value-type="string" calcext:value-type="string">
            <text:p>Subclass of</text:p>
          </table:table-cell>
          <table:table-cell table:style-name="ce7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8" office:value-type="string" calcext:value-type="string">
            <text:p>herbaceous plant</text:p>
          </table:table-cell>
          <table:table-cell table:style-name="ce5" office:value-type="string" calcext:value-type="string">
            <text:p>PO:'whole plant'</text:p>
          </table:table-cell>
          <table:table-cell table:style-name="ce5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woody plant</text:p>
          </table:table-cell>
          <table:table-cell table:style-name="ce5" office:value-type="string" calcext:value-type="string">
            <text:p>PO:'whole plant'</text:p>
          </table:table-cell>
          <table:table-cell table:style-name="ce5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perennial plant</text:p>
          </table:table-cell>
          <table:table-cell table:style-name="ce5" office:value-type="string" calcext:value-type="string">
            <text:p>PO:'whole plant'</text:p>
          </table:table-cell>
          <table:table-cell table:style-name="ce5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/>
          <table:table-cell table:style-name="ce5" table:number-columns-repeated="2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5" office:value-type="string" calcext:value-type="string">
            <text:p>initial shoot growth</text:p>
          </table:table-cell>
          <table:table-cell table:style-name="ce5" office:value-type="string" calcext:value-type="string">
            <text:p>PO:'vegetative shoot system'</text:p>
          </table:table-cell>
          <table:table-cell table:style-name="ce5"/>
          <table:table-cell table:style-name="ce8" office:value-type="string" calcext:value-type="string">
            <text:p>A {vegetative shoot system} that does not yet have any unfolded true leaves {$unfolded true leaf}.</text:p>
          </table:table-cell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5" office:value-type="string" calcext:value-type="string">
            <text:p>new above-ground shoot-borne shoot system</text:p>
          </table:table-cell>
          <table:table-cell table:style-name="ce5" office:value-type="string" calcext:value-type="string">
            <text:p>'initial shoot growth'</text:p>
          </table:table-cell>
          <table:table-cell table:style-name="ce5" table:number-columns-repeated="2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5" office:value-type="string" calcext:value-type="string">
            <text:p>new shoot system emerging from ground</text:p>
          </table:table-cell>
          <table:table-cell table:style-name="ce5" office:value-type="string" calcext:value-type="string">
            <text:p>'initial shoot growth'</text:p>
          </table:table-cell>
          <table:table-cell table:style-name="ce5" table:number-columns-repeated="2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5" office:value-type="string" calcext:value-type="string">
            <text:p>new shoot system emerging from ground in first growth cycle</text:p>
          </table:table-cell>
          <table:table-cell table:style-name="ce5" office:value-type="string" calcext:value-type="string">
            <text:p>'new shoot system emerging from ground'</text:p>
          </table:table-cell>
          <table:table-cell table:style-name="ce5" table:number-columns-repeated="2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5" office:value-type="string" calcext:value-type="string">
            <text:p>seedling</text:p>
          </table:table-cell>
          <table:table-cell table:style-name="ce5" office:value-type="string" calcext:value-type="string">
            <text:p>'whole plant'</text:p>
          </table:table-cell>
          <table:table-cell table:style-name="ce5" table:number-columns-repeated="2"/>
          <table:table-cell table:style-name="Default"/>
          <table:table-cell table:style-name="ce5" office:value-type="string" calcext:value-type="string">
            <text:p>'whole plant' THAT 'has part' SOME 'new shoot system emerging from ground in first growth cycle'</text:p>
          </table:table-cell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5" office:value-type="string" calcext:value-type="string">
            <text:p>new shoot system emerging from ground in later growth cycle</text:p>
          </table:table-cell>
          <table:table-cell table:style-name="ce5" office:value-type="string" calcext:value-type="string">
            <text:p>'new shoot system emerging from ground'</text:p>
          </table:table-cell>
          <table:table-cell table:style-name="ce5" table:number-columns-repeated="2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9" office:value-type="string" calcext:value-type="string">
            <text:p>swelling leaf bud</text:p>
          </table:table-cell>
          <table:table-cell table:style-name="ce5" office:value-type="string" calcext:value-type="string">
            <text:p>PO:'vegetative bud'</text:p>
          </table:table-cell>
          <table:table-cell table:style-name="ce5" office:value-type="string" calcext:value-type="string">
            <text:p>{'bud swell stage'}</text:p>
          </table:table-cell>
          <table:table-cell table:style-name="ce12" table:formula="of:=CONCATENATE(&quot;A {&quot;; [.D12]; &quot;} that is in the &quot;; [.E12]; &quot;.&quot;)" office:value-type="string" office:string-value="A {PO:'vegetative bud'} that is in the {'bud swell stage'}." calcext:value-type="string">
            <text:p>A {PO:'vegetative bud'} that is in the {'bud swell stage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'bud swell stage'&#10;)" calcext:value-type="string">
            <text:p>PO:'vegetative bud' THAT 'participates in' SOME (</text:p>
            <text:p>    'bud swell stage'</text:p>
            <text:p>)</text:p>
          </table:table-cell>
          <table:table-cell table:style-name="ce12" office:value-type="string" calcext:value-type="string">
            <text:p>PO:'vegetative bud' AND 'has part' SOME 'new above-ground shoot-borne shoot system'</text:p>
          </table:table-cell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9" office:value-type="string" calcext:value-type="string">
            <text:p>breaking leaf bud</text:p>
          </table:table-cell>
          <table:table-cell table:style-name="ce5" office:value-type="string" calcext:value-type="string">
            <text:p>PO:'vegetative bud'</text:p>
          </table:table-cell>
          <table:table-cell table:style-name="ce5" office:value-type="string" calcext:value-type="string">
            <text:p>{'bud burst stage'}</text:p>
          </table:table-cell>
          <table:table-cell table:style-name="ce12" table:formula="of:=CONCATENATE(&quot;A {&quot;; [.D13]; &quot;} that is in the &quot;; [.E13]; &quot;.&quot;)" office:value-type="string" office:string-value="A {PO:'vegetative bud'} that is in the {'bud burst stage'}." calcext:value-type="string">
            <text:p>A {PO:'vegetative bud'} that is in the {'bud burst stage'}.</text:p>
          </table:table-cell>
          <table:table-cell table:style-name="ce13" table:formula="of:=CONCATENATE([.D13]; &quot; THAT 'participates in' SOME (&quot;; CHAR(10); &quot;    &quot;; SUBSTITUTE(SUBSTITUTE(SUBSTITUTE([.E13]; &quot;{&quot;; &quot;&quot;); &quot;}&quot;; &quot;&quot;); &quot; or &quot;; &quot; OR &quot;); CHAR(10); &quot;)&quot;)" office:value-type="string" office:string-value="PO:'vegetative bud' THAT 'participates in' SOME (&#10;    'bud burst stage'&#10;)" calcext:value-type="string">
            <text:p>PO:'vegetative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part' SOME 'new above-ground shoot-borne shoot system' AND 'has part' SOME 'unfolding true leaf'</text:p>
          </table:table-cell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5" table:number-columns-repeated="4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5" office:value-type="string" calcext:value-type="string">
            <text:p>true leaf</text:p>
          </table:table-cell>
          <table:table-cell table:style-name="ce5" office:value-type="string" calcext:value-type="string">
            <text:p>PO:'vascular leaf'</text:p>
          </table:table-cell>
          <table:table-cell table:style-name="ce5"/>
          <table:table-cell table:style-name="ce5" office:value-type="string" calcext:value-type="string">
            <text:p>A {vascular leaf} that is not a {cotyledon}.</text:p>
          </table:table-cell>
          <table:table-cell table:style-name="ce8" office:value-type="string" calcext:value-type="string">
            <text:p>'vascular leaf' THAT NOT ('cotyledon')</text:p>
          </table:table-cell>
          <table:table-cell table:style-name="ce8" table:number-columns-repeated="2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5" office:value-type="string" calcext:value-type="string">
            <text:p>unfolding true leaf</text:p>
          </table:table-cell>
          <table:table-cell table:style-name="ce5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6]; &quot;} that is in the &quot;; [.E16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6]; &quot; THAT 'participates in' SOME (&quot;; CHAR(10); &quot;    &quot;; SUBSTITUTE(SUBSTITUTE(SUBSTITUTE([.E16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5" office:value-type="string" calcext:value-type="string">
            <text:p>unfolded true leaf</text:p>
          </table:table-cell>
          <table:table-cell table:style-name="ce5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7]; &quot;} that is in the &quot;; [.E17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7]; &quot; THAT 'participates in' SOME (&quot;; CHAR(10); &quot;    &quot;; SUBSTITUTE(SUBSTITUTE(SUBSTITUTE([.E17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5" office:value-type="string" calcext:value-type="string">
            <text:p>non-senescing unfolded true leaf</text:p>
          </table:table-cell>
          <table:table-cell table:style-name="ce5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18]; &quot;} that is in the &quot;; [.E18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5" office:value-type="string" calcext:value-type="string">
            <text:p>senescing true leaf</text:p>
          </table:table-cell>
          <table:table-cell table:style-name="ce5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5" office:value-type="string" calcext:value-type="string">
            <text:p>immature unfolded true leaf</text:p>
          </table:table-cell>
          <table:table-cell table:style-name="ce5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0]; &quot;} that is in the &quot;; [.E20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5" office:value-type="string" calcext:value-type="string">
            <text:p>mature true leaf</text:p>
          </table:table-cell>
          <table:table-cell table:style-name="ce5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1]; &quot;} that is in the &quot;; [.E21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5" office:value-type="string" calcext:value-type="string">
            <text:p>expanding unfolded true leaf</text:p>
          </table:table-cell>
          <table:table-cell table:style-name="ce5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2]; &quot;} that is in the &quot;; [.E22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5" office:value-type="string" calcext:value-type="string">
            <text:p>expanded immature true leaf</text:p>
          </table:table-cell>
          <table:table-cell table:style-name="ce5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3]; &quot;} that is in the &quot;; [.E23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5" office:value-type="string" calcext:value-type="string">
            <text:p>expanding true leaf</text:p>
          </table:table-cell>
          <table:table-cell table:style-name="ce5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4]; &quot;} that is in the &quot;; [.E24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5" table:number-columns-repeated="4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5" office:value-type="string" calcext:value-type="string">
            <text:p>reproductive structure</text:p>
          </table:table-cell>
          <table:table-cell table:style-name="ce5" office:value-type="string" calcext:value-type="string">
            <text:p>PO:'plant structure'</text:p>
          </table:table-cell>
          <table:table-cell table:style-name="ce5"/>
          <table:table-cell table:style-name="ce5" office:value-type="string" calcext:value-type="string">
            <text:p>A {plant structure} that is either a {reproductive shoot system} or a {fruit}.</text:p>
          </table:table-cell>
          <table:table-cell table:style-name="ce8" office:value-type="string" calcext:value-type="string">
            <text:p>'reproductive shoot system' OR 'fruit'</text:p>
          </table:table-cell>
          <table:table-cell table:style-name="ce8" table:number-columns-repeated="2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5" office:value-type="string" calcext:value-type="string">
            <text:p>mature seed</text:p>
          </table:table-cell>
          <table:table-cell table:style-name="ce5" office:value-type="string" calcext:value-type="string">
            <text:p>PO:'seed'</text:p>
          </table:table-cell>
          <table:table-cell table:style-name="ce5"/>
          <table:table-cell table:style-name="ce5" office:value-type="string" calcext:value-type="string">
            <text:p>A {seed} that has participated in a {seed maturation stage}.</text:p>
          </table:table-cell>
          <table:table-cell table:style-name="ce8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5" office:value-type="string" calcext:value-type="string">
            <text:p>dormant flower bud</text:p>
          </table:table-cell>
          <table:table-cell table:style-name="ce5" office:value-type="string" calcext:value-type="string">
            <text:p>PO:'flower bud'</text:p>
          </table:table-cell>
          <table:table-cell table:style-name="ce5" office:value-type="string" calcext:value-type="string">
            <text:p>{GO:'bud dormancy process'}</text:p>
          </table:table-cell>
          <table:table-cell table:style-name="ce12" table:formula="of:=CONCATENATE(&quot;A {&quot;; [.D28]; &quot;} that is participating in a &quot;; [.E28]; &quot;.&quot;)" office:value-type="string" office:string-value="A {PO:'flower bud'} that is participating in a {GO:'bud dormancy process'}." calcext:value-type="string">
            <text:p>A {PO:'flower bud'} that is participating in a {GO:'bud dormancy process'}.</text:p>
          </table:table-cell>
          <table:table-cell table:style-name="ce13" table:formula="of:=CONCATENATE([.D28]; &quot; THAT 'participates in' SOME (&quot;; CHAR(10); &quot;    &quot;; SUBSTITUTE(SUBSTITUTE(SUBSTITUTE([.E28]; &quot;{&quot;; &quot;&quot;); &quot;}&quot;; &quot;&quot;); &quot; or &quot;; &quot; OR &quot;); CHAR(10); &quot;)&quot;)" office:value-type="string" office:string-value="PO:'flower bud' THAT 'participates in' SOME (&#10;    GO:'bud dormancy process'&#10;)" calcext:value-type="string">
            <text:p>PO:'flower bud' THAT 'participates in' SOME (</text:p>
            <text:p>    GO:'bud dormancy process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5" office:value-type="string" calcext:value-type="string">
            <text:p>non-dormant flower bud</text:p>
          </table:table-cell>
          <table:table-cell table:style-name="ce5" office:value-type="string" calcext:value-type="string">
            <text:p>PO:'flower bud'</text:p>
          </table:table-cell>
          <table:table-cell table:style-name="ce5" office:value-type="string" calcext:value-type="string">
            <text:p>{GO:'bud dormancy process'}</text:p>
          </table:table-cell>
          <table:table-cell table:style-name="ce12" table:formula="of:=CONCATENATE(&quot;A {&quot;; [.D29]; &quot;} that is not participating in a &quot;; [.E29]; &quot;.&quot;)" office:value-type="string" office:string-value="A {PO:'flower bud'} that is not participating in a {GO:'bud dormancy process'}." calcext:value-type="string">
            <text:p>A {PO:'flower bud'} that is not participating in a {GO:'bud dormancy process'}.</text:p>
          </table:table-cell>
          <table:table-cell table:style-name="ce8" table:number-columns-repeated="3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5" office:value-type="string" calcext:value-type="string">
            <text:p>non-dormant flower bud or fresh flower</text:p>
          </table:table-cell>
          <table:table-cell table:style-name="ce5" office:value-type="string" calcext:value-type="string">
            <text:p>PO:'reproductive shoot system'</text:p>
          </table:table-cell>
          <table:table-cell table:style-name="ce5" table:number-columns-repeated="2"/>
          <table:table-cell table:style-name="ce8" office:value-type="string" calcext:value-type="string">
            <text:p>'non-dormant flower bud' OR 'fresh flower'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5" office:value-type="string" calcext:value-type="string">
            <text:p>fresh flower</text:p>
          </table:table-cell>
          <table:table-cell table:style-name="ce5" office:value-type="string" calcext:value-type="string">
            <text:p>PO:'flower'</text:p>
          </table:table-cell>
          <table:table-cell table:style-name="ce5"/>
          <table:table-cell table:style-name="ce5" office:value-type="string" calcext:value-type="string">
            <text:p>A {flower} that has not yet completed {floral organ senescence}.</text:p>
          </table:table-cell>
          <table:table-cell table:style-name="ce8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5" office:value-type="string" calcext:value-type="string">
            <text:p>fresh flower head</text:p>
          </table:table-cell>
          <table:table-cell table:style-name="ce5" office:value-type="string" calcext:value-type="string">
            <text:p>PO:'inflorescence'</text:p>
          </table:table-cell>
          <table:table-cell table:style-name="ce5"/>
          <table:table-cell table:style-name="ce5" office:value-type="string" calcext:value-type="string">
            <text:p>An {inflorescence} that has not yet completed {floral organ senescence}; that is, it has at least one {non-dormant flower bud or fresh flower}.</text:p>
          </table:table-cell>
          <table:table-cell table:style-name="ce8" office:value-type="string" calcext:value-type="string">
            <text:p>'inflorescence' AND 'has part' SOME 'non-dormant flower bud or fresh flower'</text:p>
          </table:table-cell>
          <table:table-cell table:style-name="ce8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5" office:value-type="string" calcext:value-type="string">
            <text:p>open flower</text:p>
          </table:table-cell>
          <table:table-cell table:style-name="ce5" office:value-type="string" calcext:value-type="string">
            <text:p>'fresh flower'</text:p>
          </table:table-cell>
          <table:table-cell table:style-name="ce5" office:value-type="string" calcext:value-type="string">
            <text:p>{'open flower stage'}</text:p>
          </table:table-cell>
          <table:table-cell table:style-name="ce12" table:formula="of:=CONCATENATE(&quot;A {&quot;; [.D33]; &quot;} that is in the &quot;; [.E33]; &quot;.&quot;)" office:value-type="string" office:string-value="A {'fresh flower'} that is in the {'open flower stage'}." calcext:value-type="string">
            <text:p>A {'fresh flower'} that is in the {'open flower stage'}.</text:p>
          </table:table-cell>
          <table:table-cell table:style-name="ce13" table:formula="of:=CONCATENATE([.D33]; &quot; THAT 'participates in' SOME (&quot;; CHAR(10); &quot;    &quot;; SUBSTITUTE(SUBSTITUTE(SUBSTITUTE([.E33]; &quot;{&quot;; &quot;&quot;); &quot;}&quot;; &quot;&quot;); &quot; or &quot;; &quot; OR &quot;); CHAR(10); &quot;)&quot;)" office:value-type="string" office:string-value="'fresh flower' THAT 'participates in' SOME (&#10;    'open flower stage'&#10;)" calcext:value-type="string">
            <text:p>'fresh flower' THAT 'participates in' SOME (</text:p>
            <text:p>    'open flower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9" office:value-type="string" calcext:value-type="string">
            <text:p>pollen-releasing flower</text:p>
          </table:table-cell>
          <table:table-cell table:style-name="ce5" office:value-type="string" calcext:value-type="string">
            <text:p>'open flower'</text:p>
          </table:table-cell>
          <table:table-cell table:style-name="ce5" office:value-type="string" calcext:value-type="string">
            <text:p>{'pollen-releasing flower stage'}</text:p>
          </table:table-cell>
          <table:table-cell table:style-name="ce12" table:formula="of:=CONCATENATE(&quot;An {&quot;; [.D34]; &quot;} that is in the &quot;; [.E34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34]; &quot; THAT 'participates in' SOME (&quot;; CHAR(10); &quot;    &quot;; SUBSTITUTE(SUBSTITUTE(SUBSTITUTE([.E34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5" office:value-type="string" calcext:value-type="string">
            <text:p>ripening fruit</text:p>
          </table:table-cell>
          <table:table-cell table:style-name="ce5" office:value-type="string" calcext:value-type="string">
            <text:p>PO:'fruit'</text:p>
          </table:table-cell>
          <table:table-cell table:style-name="ce5" office:value-type="string" calcext:value-type="string">
            <text:p>{PO:'fruit ripening stage'}</text:p>
          </table:table-cell>
          <table:table-cell table:style-name="ce12" table:formula="of:=CONCATENATE(&quot;A {&quot;; [.D35]; &quot;} that is in the &quot;; [.E35]; &quot;.&quot;)" office:value-type="string" office:string-value="A {PO:'fruit'} that is in the {PO:'fruit ripening stage'}." calcext:value-type="string">
            <text:p>A {PO:'fruit'} that is in the {PO:'fruit ripening stage'}.</text:p>
          </table:table-cell>
          <table:table-cell table:style-name="ce13" table:formula="of:=CONCATENATE([.D35]; &quot; THAT 'participates in' SOME (&quot;; CHAR(10); &quot;    &quot;; SUBSTITUTE(SUBSTITUTE(SUBSTITUTE([.E35]; &quot;{&quot;; &quot;&quot;); &quot;}&quot;; &quot;&quot;); &quot; or &quot;; &quot; OR &quot;); CHAR(10); &quot;)&quot;)" office:value-type="string" office:string-value="PO:'fruit' THAT 'participates in' SOME (&#10;    PO:'fruit ripening stage'&#10;)" calcext:value-type="string">
            <text:p>PO:'fruit' THAT 'participates in' SOME (</text:p>
            <text:p>    PO:'fruit ripening stage'</text:p>
            <text:p>)</text:p>
          </table:table-cell>
          <table:table-cell table:style-name="ce8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5" office:value-type="string" calcext:value-type="string">
            <text:p>unripe fruit</text:p>
          </table:table-cell>
          <table:table-cell table:style-name="ce5" office:value-type="string" calcext:value-type="string">
            <text:p>'ripening fruit'</text:p>
          </table:table-cell>
          <table:table-cell table:style-name="ce5" office:value-type="string" calcext:value-type="string">
            <text:p>{'fruit unripe stage'}</text:p>
          </table:table-cell>
          <table:table-cell table:style-name="ce12" table:formula="of:=CONCATENATE(&quot;A {&quot;; [.D36]; &quot;} that is in the &quot;; [.E36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36]; &quot; THAT 'participates in' SOME (&quot;; CHAR(10); &quot;    &quot;; SUBSTITUTE(SUBSTITUTE(SUBSTITUTE([.E36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5" office:value-type="string" calcext:value-type="string">
            <text:p>ripe fruit</text:p>
          </table:table-cell>
          <table:table-cell table:style-name="ce5" office:value-type="string" calcext:value-type="string">
            <text:p>'ripening fruit'</text:p>
          </table:table-cell>
          <table:table-cell table:style-name="ce5" office:value-type="string" calcext:value-type="string">
            <text:p>{'fruit ripe stage'}</text:p>
          </table:table-cell>
          <table:table-cell table:style-name="ce12" table:formula="of:=CONCATENATE(&quot;A {&quot;; [.D37]; &quot;} that is in the &quot;; [.E37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37]; &quot; THAT 'participates in' SOME (&quot;; CHAR(10); &quot;    &quot;; SUBSTITUTE(SUBSTITUTE(SUBSTITUTE([.E37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5" table:number-columns-repeated="4"/>
          <table:table-cell table:style-name="ce8" table:number-columns-repeated="3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 table:number-rows-repeated="4">
          <table:table-cell table:style-name="ce2"/>
          <table:table-cell table:style-name="ce5" table:number-columns-repeated="5"/>
          <table:table-cell table:style-name="ce8" table:number-columns-repeated="3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5"/>
          <table:table-cell table:style-name="ce5" office:value-type="string" calcext:value-type="string">
            <text:p>A {microsporangiate strobilus} that has not yet completed the {pollen-releasing strobilus stage}.</text:p>
          </table:table-cell>
          <table:table-cell table:style-name="ce8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5" office:value-type="string" calcext:value-type="string">
            <text:p>{'open microsporangiate strobilus stage'}</text:p>
          </table:table-cell>
          <table:table-cell table:style-name="ce12" table:formula="of:=CONCATENATE(&quot;A {&quot;; [.D44]; &quot;} that is in the &quot;; [.E44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44]; &quot; THAT 'participates in' SOME (&quot;; CHAR(10); &quot;    &quot;; SUBSTITUTE(SUBSTITUTE(SUBSTITUTE([.E44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5" office:value-type="string" calcext:value-type="string">
            <text:p>{'pollen-releasing strobilus stage'}</text:p>
          </table:table-cell>
          <table:table-cell table:style-name="ce12" table:formula="of:=CONCATENATE(&quot;A {&quot;; [.D45]; &quot;} that is in the &quot;; [.E45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45]; &quot; THAT 'participates in' SOME (&quot;; CHAR(10); &quot;    &quot;; SUBSTITUTE(SUBSTITUTE(SUBSTITUTE([.E45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5"/>
          <table:table-cell table:style-name="ce5" office:value-type="string" calcext:value-type="string">
            <text:p>A {megasporangiate strobilus} that has not yet been abscised and has not yet releases all of its seeds.</text:p>
          </table:table-cell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5" office:value-type="string" calcext:value-type="string">
            <text:p>{'megasporangiate strobilus ripening stage'}</text:p>
          </table:table-cell>
          <table:table-cell table:style-name="ce12" table:formula="of:=CONCATENATE(&quot;A {&quot;; [.D47]; &quot;} that is in the &quot;; [.E47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47]; &quot; THAT 'participates in' SOME (&quot;; CHAR(10); &quot;    &quot;; SUBSTITUTE(SUBSTITUTE(SUBSTITUTE([.E47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8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48]; &quot;} that is in the &quot;; [.E48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48]; &quot; THAT 'participates in' SOME (&quot;; CHAR(10); &quot;    &quot;; SUBSTITUTE(SUBSTITUTE(SUBSTITUTE([.E48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8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49]; &quot;} that is in the &quot;; [.E49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49]; &quot; THAT 'participates in' SOME (&quot;; CHAR(10); &quot;    &quot;; SUBSTITUTE(SUBSTITUTE(SUBSTITUTE([.E49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8"/>
          <table:table-cell table:style-name="ce4" table:number-columns-repeated="2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 table:number-rows-repeated="10475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55:11.166380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09:34:45.541021105</dc:date>
    <dc:creator>Brian </dc:creator>
    <meta:editing-duration>P23DT19H55M12S</meta:editing-duration>
    <meta:editing-cycles>264</meta:editing-cycles>
    <meta:generator>LibreOffice/5.1.4.2$Linux_X86_64 LibreOffice_project/10m0$Build-2</meta:generator>
    <meta:document-statistic meta:table-count="1" meta:cell-count="262" meta:object-count="0"/>
    <meta:user-defined meta:name=""/>
  </office:meta>
</office:document-meta>
</file>